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0,1k elementos</text:p>
          </table:table-cell>
          <table:table-cell office:value-type="string" table:style-name="ce1">
            <text:p>1,5k elementos</text:p>
          </table:table-cell>
          <table:table-cell table:style-name="ce1">
            <draw:frame draw:z-index="1" draw:id="id0" draw:style-name="a0" draw:name="Gráfico 1" svg:x="0.29167in" svg:y="0.1822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Gráfico 2" svg:x="0.38542in" svg:y="0.1822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8313000000000005E-4" table:style-name="ce1">
            <text:p>0,00078313</text:p>
          </table:table-cell>
          <table:table-cell office:value-type="float" office:value="32.937053315999997" table:style-name="ce1">
            <text:p>32,9370533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9697900000000002E-4" table:style-name="ce1">
            <text:p>0,000696979</text:p>
          </table:table-cell>
          <table:table-cell office:value-type="float" office:value="17.007925989" table:style-name="ce1">
            <text:p>17,00792599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Javi</meta:initial-creator>
    <dc:creator>Javi</dc:creator>
    <meta:creation-date>2018-05-13T12:53:44Z</meta:creation-date>
    <dc:date>2018-05-13T13:17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0.0008" chart:minimum="0.0006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100 elementos local</text:p>
        </chart:title>
        <chart:plot-area chart:style-name="Plt0">
          <chart:axis chart:dimension="y" chart:name="primary-y" chart:style-name="Axs0">
            <chart:title svg:x="6.0pt" svg:y="73.31086614173227pt" chart:style-name="AT00">
              <text:p text:style-name="a1" text:class-names="" text:cond-style-name="">Tiemp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res</text:p>
            </chart:title>
            <chart:categories table:cell-range-address="Hoja1.$A$2:.$A$3"/>
          </chart:axis>
          <chart:series chart:values-cell-range-address="Hoja1.$B$2:.$B$3" chart:class="chart:line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1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1500 elementos local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ore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C$2:.$C$3" chart:class="chart:line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